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69CD3D8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0.551cm, 5.703cm, 4.776cm, 4.99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499cm" svg:height="8.249cm" svg:x="4.5cm" svg:y="12.75cm">
          <draw:image xlink:href="Pictures/10000000000004000000040069CD3D83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3-25T23:38:10.735000000</dc:date>
    <meta:editing-duration>P1DT28M16S</meta:editing-duration>
    <meta:editing-cycles>1</meta:editing-cycles>
    <meta:document-statistic meta:object-count="1"/>
    <meta:generator>LibreOffice/7.6.5.2$Windows_X86_64 LibreOffice_project/38d5f62f85355c192ef5f1dd47c5c0c0c6d6598b</meta:generator>
  </office:meta>
</office:document-meta>
</file>